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2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4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5">
            <text:p>$ 6,63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5">
            <text:p>$ 284,58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5">
            <text:p>$ 159,45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5">
            <text:p>$ 93,47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5">
            <text:p>$ 60,00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5">
            <text:p>$ 30,20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5">
            <text:p>$ 103,34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5">
            <text:p>$ 174,23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5">
            <text:p>$ 442,54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5">
            <text:p>$ 168,43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5">
            <text:p>$ 24,40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5">
            <text:p>$ 67,13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5">
            <text:p>$ 1.505,38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5">
            <text:p>$ 54,09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5">
            <text:p>$ 6,74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5">
            <text:p>$ 105,06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5">
            <text:p>$ 46,73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5">
            <text:p>$ 101,06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5">
            <text:p>$ 43,27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5">
            <text:p>$ 19,75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5">
            <text:p>$ 11,40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5">
            <text:p>$ 522,69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5">
            <text:p>$ 111,64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5">
            <text:p>$ 75,27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5">
            <text:p>$ 143,70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5">
            <text:p>$ 500.000,00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5">
            <text:p>$ 43,91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5">
            <text:p>$ 360,07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5">
            <text:p>$ 9,06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5">
            <text:p>$ 57,25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5">
            <text:p>$ 439,18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5">
            <text:p>$ 29,04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5">
            <text:p>$ 39,76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5">
            <text:p>$ 22,07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5">
            <text:p>$ 15,10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5">
            <text:p>$ 4,33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5">
            <text:p>$ 270,00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5">
            <text:p>$ 127,77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5">
            <text:p>$ 144,00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5">
            <text:p>$ 21,60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currency-style style:name="N37">
      <number:currency-symbol>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Wilson</dc:creator>
    <meta:creation-date>2015-07-21T10:08:22Z</meta:creation-date>
    <dc:date>2022-08-05T01:13:39Z</dc:date>
  </office:meta>
</office:document-meta>
</file>